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b4b0" officeooo:paragraph-rsid="001bb4b0"/>
    </style:style>
    <style:style style:name="P2" style:family="paragraph" style:parent-style-name="Standard">
      <style:text-properties officeooo:rsid="001cb5cf" officeooo:paragraph-rsid="001cb5cf"/>
    </style:style>
    <style:style style:name="P3" style:family="paragraph" style:parent-style-name="Standard">
      <style:text-properties fo:color="#000000" style:font-name="Consolas" fo:font-size="12pt" fo:language="de" fo:country="DE" fo:font-weight="bold" officeooo:rsid="002161e9" officeooo:paragraph-rsid="001eb7a9" fo:background-color="#ffffff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2741d5" officeooo:paragraph-rsid="002741d5"/>
    </style:style>
    <style:style style:name="P5" style:family="paragraph" style:parent-style-name="Standard">
      <style:text-properties officeooo:paragraph-rsid="002741d5"/>
    </style:style>
    <style:style style:name="P6" style:family="paragraph" style:parent-style-name="Standard">
      <style:text-properties officeooo:rsid="001cb5cf" officeooo:paragraph-rsid="001cb5cf"/>
    </style:style>
    <style:style style:name="P7" style:family="paragraph" style:parent-style-name="Standard">
      <style:text-properties fo:font-weight="bold" officeooo:rsid="001bb4b0" officeooo:paragraph-rsid="001bb4b0" style:font-weight-asian="bold" style:font-weight-complex="bold"/>
    </style:style>
    <style:style style:name="P8" style:family="paragraph" style:parent-style-name="Standard">
      <style:text-properties officeooo:rsid="001eb7a9" officeooo:paragraph-rsid="001eb7a9"/>
    </style:style>
    <style:style style:name="P9" style:family="paragraph" style:parent-style-name="Standard">
      <style:text-properties officeooo:rsid="0029143d" officeooo:paragraph-rsid="0029143d"/>
    </style:style>
    <style:style style:name="P10" style:family="paragraph" style:parent-style-name="Standard">
      <style:text-properties officeooo:rsid="001bb4b0" officeooo:paragraph-rsid="001bb4b0"/>
    </style:style>
    <style:style style:name="T1" style:family="text">
      <style:text-properties officeooo:rsid="001d6939"/>
    </style:style>
    <style:style style:name="T2" style:family="text">
      <style:text-properties fo:language="de" fo:country="DE" officeooo:rsid="0020243d"/>
    </style:style>
    <style:style style:name="T3" style:family="text">
      <style:text-properties fo:language="de" fo:country="DE" officeooo:rsid="0024a3cf"/>
    </style:style>
    <style:style style:name="T4" style:family="text">
      <style:text-properties fo:language="de" fo:country="DE" fo:font-weight="bold" officeooo:rsid="0020243d" style:font-weight-asian="bold" style:font-weight-complex="bold"/>
    </style:style>
    <style:style style:name="T5" style:family="text">
      <style:text-properties fo:color="#000000" style:font-name="Consolas" fo:font-size="12pt" fo:font-weight="bol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fo:color="#000000" style:font-name="Consolas" fo:font-size="12pt" fo:language="de" fo:country="DE" fo:font-weight="bold" officeooo:rsid="002161e9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officeooo:rsid="002741d5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seX WAMData C++ Program</text:p>
      <text:p text:style-name="P1"/>
      <text:p text:style-name="P1">include<text:span text:style-name="T1">d</text:span> files:</text:p>
      <text:p text:style-name="P1"/>
      <text:p text:style-name="P1">WAD.h(functions to get the Wam data)</text:p>
      <text:p text:style-name="P1">WAD.obj</text:p>
      <text:p text:style-name="P1">Example.cpp(Example Console application to test the WAD.h functions)</text:p>
      <text:p text:style-name="P1"/>
      <text:p text:style-name="P2">Instructions to use WAD.h</text:p>
      <text:p text:style-name="P1"/>
      <text:p text:style-name="P2">1. install <text:span text:style-name="T3">B</text:span>aseX <text:a xlink:type="simple" xlink:href="http://basex.org/products/download/all-downloads/" text:style-name="Internet_20_link" text:visited-style-name="Visited_20_Internet_20_Link">http://basex.org/products/download/all-downloads/</text:a></text:p>
      <text:p text:style-name="P2"/>
      <text:p text:style-name="P5"><text:span text:style-name="T7">2. set the database Path with setDBPath(</text:span><text:a xlink:type="simple" xlink:href="../../../../../../../../" text:style-name="Internet_20_link" text:visited-style-name="Visited_20_Internet_20_Link"><text:span text:style-name="T7">p</text:span></text:a><text:span text:style-name="T7">ath)</text:span></text:p>
      <text:p text:style-name="P5"><text:span text:style-name="T7"><text:s/>for example path="C:/XML_DB/"; to where the Inter-Data folder ist.</text:span></text:p>
      <text:p text:style-name="P5"/>
      <text:p text:style-name="P2"><text:span text:style-name="T7">3</text:span>. start the server with <text:s/>\BaseX\bin\basexserver.bat</text:p>
      <text:p text:style-name="P2"/>
      <text:p text:style-name="P2"><text:span text:style-name="T7">4</text:span>.Compile and start Example.cpp</text:p>
      <text:p text:style-name="P2"/>
      <text:p text:style-name="P2">option 1: search the wheel alignment data by manufacturer and model</text:p>
      <text:p text:style-name="P4"><text:tab/>1.1 select manufacturer</text:p>
      <text:p text:style-name="P4"><text:tab/>1.2 select model</text:p>
      <text:p text:style-name="P9"><text:tab/>1.3 select Car Variant (MID)</text:p>
      <text:p text:style-name="P9"><text:tab/>1.4 select Car Variant(WAM)</text:p>
      <text:p text:style-name="P4"/>
      <text:p text:style-name="P2">option 2: search the wheel alignment data by hsn( 4 digits like 0005) and tsn( 3 digits like 404)</text:p>
      <text:p text:style-name="P9"><text:tab/>2.1 tipe in hsn number</text:p>
      <text:p text:style-name="P9"><text:tab/>2.2 tipe in tsn number</text:p>
      <text:p text:style-name="P9"><text:tab/>2.3 select Car Variant (MID)</text:p>
      <text:p text:style-name="P9"><text:tab/>2.4 select Car Variant(WAM)</text:p>
      <text:p text:style-name="P2"/>
      <text:p text:style-name="P8"><text:span text:style-name="T4">w</text:span><text:span text:style-name="T8">amDataArray structure:</text:span></text:p>
      <text:p text:style-name="P8"><draw:frame draw:style-name="fr1" draw:name="Objekt1" text:anchor-type="paragraph" svg:width="16.875cm" svg:height="5.43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5">carDataArray </text:span><text:span text:style-name="T6">structure:</text:span></text:p>
      <text:p text:style-name="P3"><draw:frame draw:style-name="fr1" draw:name="Objekt2" text:anchor-type="paragraph" svg:width="17.076cm" svg:height="2.951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47S</meta:editing-duration>
    <meta:editing-cycles>5</meta:editing-cycles>
    <meta:generator>LibreOffice/5.1.5.2$Windows_x86 LibreOffice_project/7a864d8825610a8c07cfc3bc01dd4fce6a9447e5</meta:generator>
    <dc:date>2017-09-26T15:01:21.715000000</dc:date>
    <meta:document-statistic meta:table-count="0" meta:image-count="0" meta:object-count="2" meta:page-count="1" meta:paragraph-count="23" meta:word-count="123" meta:character-count="848" meta:non-whitespace-character-count="7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5.88mm"/>
    </style:style>
    <style:style style:name="co5" style:family="table-column">
      <style:table-column-properties fo:break-before="auto" style:column-width="55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000000" style:text-position="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color="#000000" style:text-position="" style:font-name="Arial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position="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000000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color="#000000" style:font-name="Arial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Arial" fo:font-size="10pt" style:font-size-asian="10pt" style:font-size-complex="10pt"/>
    </style:style>
    <style:style style:name="T3" style:family="text">
      <style:text-properties fo:color="#000000" style:font-name="Arial" fo:font-size="10pt" style:font-name-asian="Consolas" style:font-size-asian="10pt" style:font-name-complex="Consolas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color="#000000" style:font-name="Arial" fo:font-size="10pt" style:font-name-asian="Consolas" style:font-size-asian="10pt" style:font-name-complex="Consolas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style:font-name="Arial" fo:font-size="10pt" style:font-size-asian="10pt" style:font-size-complex="10pt"/>
    </style:style>
    <style:style style:name="T8" style:family="text">
      <style:text-properties fo:color="#000000" style:font-name="Arial" fo:font-size="10pt" style:font-name-asian="Consolas" style:font-name-complex="Consolas" style:font-size-asian="10pt" style:font-size-complex="10pt"/>
    </style:style>
    <style:style style:name="T9" style:family="text">
      <style:text-properties fo:color="#000000" style:font-name="Arial"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table:style-name="ce5" office:value-type="string" calcext:value-type="string">
            <text:p><text:span text:style-name="T8">wamDataArray</text:span><text:span text:style-name="T9">[1-53]</text:span></text:p>
          </table:table-cell>
          <table:table-cell table:style-name="ce5" office:value-type="string" calcext:value-type="string">
            <text:p><text:span text:style-name="T8">wamDataArray</text:span><text:span text:style-name="T10">[1-53][0]</text:span></text:p>
          </table:table-cell>
          <table:table-cell table:style-name="ce5" office:value-type="string" calcext:value-type="string">
            <text:p><text:span text:style-name="T8">wamDataArray</text:span><text:span text:style-name="T11">[1-53][1]</text:span></text:p>
          </table:table-cell>
          <table:table-cell table:style-name="ce5" office:value-type="string" calcext:value-type="string">
            <text:p><text:span text:style-name="T8">wamDataArray</text:span><text:span text:style-name="T9">[1-53][2]</text:span></text:p>
          </table:table-cell>
        </table:table-row>
        <table:table-row table:style-name="ro1">
          <table:table-cell/>
          <table:table-cell table:style-name="ce6" office:value-type="string" calcext:value-type="string">
            <text:p>WAM ID</text:p>
          </table:table-cell>
          <table:table-cell table:style-name="ce6" office:value-type="string" calcext:value-type="string">
            <text:p>TEXTLEF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TEXTRIGH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B No.</text:p>
          </table:table-cell>
          <table:table-cell office:value-type="float" office:value="19845" calcext:value-type="float">
            <text:p>19845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3 Series (E46)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el(continued)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1998-07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eelbase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Track-front/rear</text:p>
          </table:table-cell>
          <table:table-cell table:style-name="ce8" office:value-type="string" calcext:value-type="string">
            <text:p>1481/1488</text:p>
          </table:table-cell>
          <table:table-cell table:style-name="ce8" office:value-type="string" calcext:value-type="string">
            <text:p>mm</text:p>
          </table:table-cell>
        </table:table-row>
        <table:table-row table:style-name="ro1">
          <table:table-cell/>
          <table:table-cell table:number-columns-repeated="4" table:style-name="ce8" office:value-type="string" calcext:value-type="string">
            <text:p>.</text:p>
          </table:table-cell>
        </table:table-row>
        <table:table-row table:style-name="ro1">
          <table:table-cell/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Rear camber adjustment</text:p>
          </table:table-cell>
          <table:table-cell table:style-name="ce8" office:value-type="float" office:value="21063" calcext:value-type="float">
            <text:p>21063</text:p>
          </table:table-cell>
          <table:table-cell table:style-name="ce8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0:42:36.3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5.88mm"/>
    </style:style>
    <style:style style:name="co5" style:family="table-column">
      <style:table-column-properties fo:break-before="auto" style:column-width="5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7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rData[0-n]</text:p>
          </table:table-cell>
          <table:table-cell table:style-name="ce2" office:value-type="string" calcext:value-type="string">
            <text:p>CarData[0-n][0-17]</text:p>
          </table:table-cell>
          <table:table-cell table:style-name="ce2" office:value-type="string" calcext:value-type="string">
            <text:p>CarData[0-n][0-17][0]</text:p>
          </table:table-cell>
          <table:table-cell table:style-name="ce2" office:value-type="string" calcext:value-type="string">
            <text:p>CarData[0-n][0-17][1]</text:p>
          </table:table-cell>
        </table:table-row>
        <table:table-row table:style-name="ro1">
          <table:table-cell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CARDATA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d</text:p>
          </table:table-cell>
          <table:table-cell table:style-name="ce2" office:value-type="float" office:value="2212" calcext:value-type="float">
            <text:p>2212</text:p>
          </table:table-cell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BMW</text:p>
          </table:table-cell>
        </table:table-row>
        <table:table-row table:style-name="ro1">
          <table:table-cell/>
          <table:table-cell table:number-columns-repeated="4" table:style-name="ce2" office:value-type="string" calcext:value-type="string">
            <text:p>.</text:p>
          </table:table-cell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wd</text:p>
          </table:table-cell>
          <table:table-cell table:style-name="ce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0:00:00.8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